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Times New Roman" officeooo:rsid="001f1104" officeooo:paragraph-rsid="001f1104"/>
    </style:style>
    <style:style style:name="P2" style:family="paragraph" style:parent-style-name="Standard">
      <style:paragraph-properties fo:line-height="150%"/>
      <style:text-properties style:use-window-font-color="true" style:font-name="Times New Roman" officeooo:rsid="001f1104" officeooo:paragraph-rsid="002523bf"/>
    </style:style>
    <style:style style:name="P3" style:family="paragraph" style:parent-style-name="Standard">
      <style:paragraph-properties fo:line-height="150%"/>
      <style:text-properties style:use-window-font-color="true" style:font-name="Times New Roman" fo:language="pt" fo:country="BR" officeooo:rsid="001f1104" officeooo:paragraph-rsid="002523bf"/>
    </style:style>
    <style:style style:name="P4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5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7b9aa"/>
    </style:style>
    <style:style style:name="P6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5037cc"/>
    </style:style>
    <style:style style:name="P7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4aeca" style:font-weight-asian="normal" style:font-weight-complex="normal"/>
    </style:style>
    <style:style style:name="P10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1c595" style:font-weight-asian="normal" style:font-weight-complex="normal"/>
    </style:style>
    <style:style style:name="P11" style:family="paragraph" style:parent-style-name="Standard">
      <style:paragraph-properties fo:line-height="150%"/>
      <style:text-properties style:use-window-font-color="true" style:font-name="Times New Roman" fo:font-size="14pt" fo:font-weight="bold" officeooo:rsid="001f1104" officeooo:paragraph-rsid="001f110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use-window-font-color="true" style:font-name="Times New Roman" fo:language="en" fo:country="US" officeooo:rsid="00461104" officeooo:paragraph-rsid="00461104"/>
    </style:style>
    <style:style style:name="P13" style:family="paragraph" style:parent-style-name="Standard">
      <style:paragraph-properties fo:line-height="150%"/>
      <style:text-properties fo:color="#800000" style:font-name="Times New Roman" fo:language="pt" fo:country="BR" fo:font-weight="bold" officeooo:rsid="0037b9aa" officeooo:paragraph-rsid="0039726a" style:font-weight-asian="bold" style:font-weight-complex="bold"/>
    </style:style>
    <style:style style:name="P14" style:family="paragraph" style:parent-style-name="Standard">
      <style:paragraph-properties fo:line-height="150%" fo:break-before="page"/>
      <style:text-properties style:use-window-font-color="true" style:font-name="Times New Roman" fo:language="pt" fo:country="BR" officeooo:rsid="00461104" officeooo:paragraph-rsid="00461104"/>
    </style:style>
    <style:style style:name="P15" style:family="paragraph" style:parent-style-name="Standard" style:list-style-name="L1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16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87622c"/>
    </style:style>
    <style:style style:name="P17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037cc" style:font-weight-asian="normal" style:font-weight-complex="normal"/>
    </style:style>
    <style:style style:name="P18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1c595" style:font-weight-asian="normal" style:font-weight-complex="normal"/>
    </style:style>
    <style:style style:name="T1" style:family="text">
      <style:text-properties officeooo:rsid="00206ede"/>
    </style:style>
    <style:style style:name="T2" style:family="text">
      <style:text-properties officeooo:rsid="00219c96"/>
    </style:style>
    <style:style style:name="T3" style:family="text">
      <style:text-properties officeooo:rsid="002523bf"/>
    </style:style>
    <style:style style:name="T4" style:family="text">
      <style:text-properties officeooo:rsid="0026b28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b286"/>
    </style:style>
    <style:style style:name="T7" style:family="text">
      <style:text-properties fo:language="en" fo:country="US" officeooo:rsid="002523bf"/>
    </style:style>
    <style:style style:name="T8" style:family="text">
      <style:text-properties fo:language="en" fo:country="US" officeooo:rsid="00333b8c"/>
    </style:style>
    <style:style style:name="T9" style:family="text">
      <style:text-properties fo:language="en" fo:country="US" officeooo:rsid="0036d3f2"/>
    </style:style>
    <style:style style:name="T10" style:family="text">
      <style:text-properties fo:language="en" fo:country="US" officeooo:rsid="003cfbe2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42aec8" style:font-weight-asian="bold" style:font-weight-complex="bold"/>
    </style:style>
    <style:style style:name="T13" style:family="text">
      <style:text-properties fo:language="en" fo:country="US" fo:font-weight="bold" officeooo:rsid="005a18a6" style:font-weight-asian="bold" style:font-weight-complex="bold"/>
    </style:style>
    <style:style style:name="T14" style:family="text">
      <style:text-properties fo:language="en" fo:country="US" officeooo:rsid="002b9be1"/>
    </style:style>
    <style:style style:name="T15" style:family="text">
      <style:text-properties fo:language="en" fo:country="US" officeooo:rsid="0047faa0"/>
    </style:style>
    <style:style style:name="T16" style:family="text">
      <style:text-properties fo:language="en" fo:country="US" officeooo:rsid="002fd755"/>
    </style:style>
    <style:style style:name="T17" style:family="text">
      <style:text-properties fo:language="en" fo:country="US" officeooo:rsid="006e155f"/>
    </style:style>
    <style:style style:name="T18" style:family="text">
      <style:text-properties officeooo:rsid="002b9be1"/>
    </style:style>
    <style:style style:name="T19" style:family="text">
      <style:text-properties officeooo:rsid="002fd755"/>
    </style:style>
    <style:style style:name="T20" style:family="text">
      <style:text-properties officeooo:rsid="0036d3f2"/>
    </style:style>
    <style:style style:name="T21" style:family="text">
      <style:text-properties officeooo:rsid="003cfbe2"/>
    </style:style>
    <style:style style:name="T22" style:family="text">
      <style:text-properties officeooo:rsid="00406bae"/>
    </style:style>
    <style:style style:name="T23" style:family="text">
      <style:text-properties officeooo:rsid="00415ccb"/>
    </style:style>
    <style:style style:name="T24" style:family="text">
      <style:text-properties officeooo:rsid="0044056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23bf" style:font-weight-asian="bold" style:font-weight-complex="bold"/>
    </style:style>
    <style:style style:name="T27" style:family="text">
      <style:text-properties fo:font-weight="bold" officeooo:rsid="0036d3f2" style:font-weight-asian="bold" style:font-weight-complex="bold"/>
    </style:style>
    <style:style style:name="T28" style:family="text">
      <style:text-properties fo:font-weight="bold" officeooo:rsid="0048512e" style:font-weight-asian="bold" style:font-weight-complex="bold"/>
    </style:style>
    <style:style style:name="T29" style:family="text">
      <style:text-properties fo:font-weight="bold" officeooo:rsid="005aa0ab" style:font-weight-asian="bold" style:font-weight-complex="bold"/>
    </style:style>
    <style:style style:name="T30" style:family="text">
      <style:text-properties fo:font-weight="normal" officeooo:rsid="0048512e" style:font-weight-asian="normal" style:font-weight-complex="normal"/>
    </style:style>
    <style:style style:name="T31" style:family="text">
      <style:text-properties fo:font-weight="normal" officeooo:rsid="00486af1" style:font-weight-asian="normal" style:font-weight-complex="normal"/>
    </style:style>
    <style:style style:name="T32" style:family="text">
      <style:text-properties fo:font-weight="normal" officeooo:rsid="004a2e81" style:font-weight-asian="normal" style:font-weight-complex="normal"/>
    </style:style>
    <style:style style:name="T33" style:family="text">
      <style:text-properties fo:font-weight="normal" officeooo:rsid="004ac165" style:font-weight-asian="normal" style:font-weight-complex="normal"/>
    </style:style>
    <style:style style:name="T34" style:family="text">
      <style:text-properties fo:font-weight="normal" officeooo:rsid="004b2eb2" style:font-weight-asian="normal" style:font-weight-complex="normal"/>
    </style:style>
    <style:style style:name="T35" style:family="text">
      <style:text-properties fo:font-weight="normal" officeooo:rsid="004c1fc3" style:font-weight-asian="normal" style:font-weight-complex="normal"/>
    </style:style>
    <style:style style:name="T36" style:family="text">
      <style:text-properties fo:font-weight="normal" officeooo:rsid="004fb274" style:font-weight-asian="normal" style:font-weight-complex="normal"/>
    </style:style>
    <style:style style:name="T37" style:family="text">
      <style:text-properties fo:font-weight="normal" officeooo:rsid="005037cc" style:font-weight-asian="normal" style:font-weight-complex="normal"/>
    </style:style>
    <style:style style:name="T38" style:family="text">
      <style:text-properties fo:font-weight="normal" officeooo:rsid="0051c595" style:font-weight-asian="normal" style:font-weight-complex="normal"/>
    </style:style>
    <style:style style:name="T39" style:family="text">
      <style:text-properties fo:font-weight="normal" officeooo:rsid="0082508a" style:font-weight-asian="normal" style:font-weight-complex="normal"/>
    </style:style>
    <style:style style:name="T40" style:family="text">
      <style:text-properties fo:font-weight="normal" officeooo:rsid="00832e08" style:font-weight-asian="normal" style:font-weight-complex="normal"/>
    </style:style>
    <style:style style:name="T41" style:family="text">
      <style:text-properties fo:font-weight="normal" officeooo:rsid="00860386" style:font-weight-asian="normal" style:font-weight-complex="normal"/>
    </style:style>
    <style:style style:name="T42" style:family="text">
      <style:text-properties fo:font-weight="normal" officeooo:rsid="0087622c" style:font-weight-asian="normal" style:font-weight-complex="normal"/>
    </style:style>
    <style:style style:name="T43" style:family="text">
      <style:text-properties fo:font-weight="normal" officeooo:rsid="0088a73f" style:font-weight-asian="normal" style:font-weight-complex="normal"/>
    </style:style>
    <style:style style:name="T44" style:family="text">
      <style:text-properties fo:font-weight="normal" officeooo:rsid="008be3b7" style:font-weight-asian="normal" style:font-weight-complex="normal"/>
    </style:style>
    <style:style style:name="T45" style:family="text">
      <style:text-properties fo:font-weight="normal" officeooo:rsid="008d0cec" style:font-weight-asian="normal" style:font-weight-complex="normal"/>
    </style:style>
    <style:style style:name="T46" style:family="text">
      <style:text-properties fo:font-weight="normal" officeooo:rsid="008e8247" style:font-weight-asian="normal" style:font-weight-complex="normal"/>
    </style:style>
    <style:style style:name="T47" style:family="text">
      <style:text-properties fo:color="#800000" fo:font-weight="bold" style:font-weight-asian="bold" style:font-weight-complex="bold"/>
    </style:style>
    <style:style style:name="T48" style:family="text">
      <style:text-properties fo:color="#800000" fo:font-weight="bold" officeooo:rsid="0051c595" style:font-weight-asian="bold" style:font-weight-complex="bold"/>
    </style:style>
    <style:style style:name="T49" style:family="text">
      <style:text-properties fo:color="#800000" fo:font-weight="bold" officeooo:rsid="0052ec90" style:font-weight-asian="bold" style:font-weight-complex="bold"/>
    </style:style>
    <style:style style:name="T50" style:family="text">
      <style:text-properties fo:color="#800000" fo:font-weight="bold" officeooo:rsid="0054aeca" style:font-weight-asian="bold" style:font-weight-complex="bold"/>
    </style:style>
    <style:style style:name="T51" style:family="text">
      <style:text-properties officeooo:rsid="00544ceb"/>
    </style:style>
    <style:style style:name="T52" style:family="text">
      <style:text-properties officeooo:rsid="0054aeca"/>
    </style:style>
    <style:style style:name="T53" style:family="text">
      <style:text-properties officeooo:rsid="0059fcf8"/>
    </style:style>
    <style:style style:name="T54" style:family="text">
      <style:text-properties officeooo:rsid="005aa0ab"/>
    </style:style>
    <style:style style:name="T55" style:family="text">
      <style:text-properties officeooo:rsid="005d4283"/>
    </style:style>
    <style:style style:name="T56" style:family="text">
      <style:text-properties officeooo:rsid="0064ff10"/>
    </style:style>
    <style:style style:name="T57" style:family="text">
      <style:text-properties officeooo:rsid="0068662b"/>
    </style:style>
    <style:style style:name="T58" style:family="text">
      <style:text-properties fo:font-style="italic" fo:font-weight="bold" officeooo:rsid="0064ff10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6e155f" style:font-style-asian="italic" style:font-weight-asian="bold" style:font-style-complex="italic" style:font-weight-complex="bold"/>
    </style:style>
    <style:style style:name="T60" style:family="text">
      <style:text-properties officeooo:rsid="006e155f"/>
    </style:style>
    <style:style style:name="T61" style:family="text">
      <style:text-properties officeooo:rsid="0071aa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cedimentos</text:p>
      <text:p text:style-name="P1"/>
      <text:p text:style-name="P1"/>
      <text:p text:style-name="P1"><text:tab/>Nest<text:span text:style-name="T61">e projeto</text:span> desenvolveu-se uma aplicação que exemplifica os conceitos de uma arquitetura modular, <text:span text:style-name="T1">utilizando como principais tecnologias, a</text:span> linguagem de programação Java <text:span text:style-name="T1">e a especificação OSGi, que oferece suporte a modularização de softwares.</text:span></text:p>
      <text:p text:style-name="P1"><text:tab/><text:span text:style-name="T2">Para o desenvolvimento deste projeto, foi definido um cronograma com os principais procedimentos, que foram executados de forma progressiva conforme os resultados obtidos através dos estudos realizados em cada tecnologia.</text:span></text:p>
      <text:p text:style-name="P1"/>
      <text:p text:style-name="P1"/>
      <text:p text:style-name="P1">→<text:span text:style-name="T3"> </text:span><text:span text:style-name="T26">Prototipação</text:span></text:p>
      <text:p text:style-name="P1"/>
      <text:p text:style-name="P1"/>
      <text:p text:style-name="P2"><text:tab/><text:span text:style-name="T3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span></text:p>
      <text:p text:style-name="P2"><text:tab/><text:span text:style-name="T4">Desenvolveu-se protótipos que podem ser executados no ambiente do tipo </text:span><text:span text:style-name="T6">desktop</text:span><text:span text:style-name="T4"> e web. De acordo com os resultados, definimos que a aplicação desenvolvida para exemplificar a modularização de software seria do tipo web.</text:span></text:p>
      <text:p text:style-name="P2"><text:span text:style-name="T3"><text:tab/>A especificação OSGi é implementada por vários </text:span><text:span text:style-name="T7">frameworks</text:span><text:span text:style-name="T3">, dentre eles, os protótipos foram criados utilizando </text:span><text:span text:style-name="T8">o</text:span><text:span text:style-name="T3"> </text:span><text:span text:style-name="T7">Equinox</text:span><text:span text:style-name="T3"> e Apache </text:span><text:span text:style-name="T7">Felix.</text:span><text:span text:style-name="T3"> Desta forma, definiu-se como implementação a ser utilizada para o desenvolvimento o </text:span><text:span text:style-name="T7">framework</text:span><text:span text:style-name="T3"> Apache </text:span><text:span text:style-name="T7">Felix</text:span><text:span text:style-name="T3">, devido a sua excelente integração com o GlassFish. Sendo assim, definiu-se também, a utilização do GlassFish como servidor de aplicação, completando assim o escopo </text:span><text:span text:style-name="T7">back-end</text:span><text:span text:style-name="T3"> para o desenvolvimento de uma aplicação web.</text:span></text:p>
      <text:p text:style-name="P2"><text:tab/><text:span text:style-name="T18">Com o desenvolvimento dos protótipos, baseado nos estudos realizados, observou-se que a tecnologia OSGi oferece suporte a projetos do tipo Java </text:span><text:span text:style-name="T14">Application</text:span><text:span text:style-name="T18">, Web </text:span><text:span text:style-name="T15">Application</text:span><text:span text:style-name="T18"> e </text:span><text:span text:style-name="T14">Enterprise</text:span><text:span text:style-name="T18"> </text:span><text:span text:style-name="T14">Java Bean.</text:span><text:span text:style-name="T18"> Com isso, constatou-se a possibilidade de desenvolver módulos de diferentes tipos, que interagem entre si através de interfaces bem definidas, que são disponibilizadas como serviços ou exportadas dentro do contexto OSGi.</text:span></text:p>
      <text:p text:style-name="P2"><text:tab/><text:span text:style-name="T19">Foram desenvolvidos também protótipos de módulos responsáveis por disponibilizar a interface gráfica com o usuário, utilizando as tecnologias HTML, </text:span><text:span text:style-name="T15">JavaScript</text:span><text:span text:style-name="T19">, </text:span><text:span text:style-name="T16">Angular JS</text:span><text:span text:style-name="T19">, CSS e </text:span><text:span text:style-name="T16">Bootstrap.</text:span></text:p>
      <text:p text:style-name="P2"><text:tab/><text:span text:style-name="T19">A prototipação foi um procedimento muito importante para o desenvolvimento deste projeto, </text:span><text:soft-page-break/><text:span text:style-name="T19">pois além de comprovar-se o funcionamento prático das teorias estudadas, observou-se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span></text:p>
      <text:p text:style-name="P2"/>
      <text:p text:style-name="P2"/>
      <text:p text:style-name="P2">→<text:span text:style-name="T20"> </text:span><text:span text:style-name="T27">Definição do software</text:span></text:p>
      <text:p text:style-name="P2"/>
      <text:p text:style-name="P2"/>
      <text:p text:style-name="P3"><text:span text:style-name="T20"><text:tab/>Após estudos e criação de protótipos, definiu-se uma aplicação básica contendo cinco módulos, para demonstrar uma arquitetura modular utilizando a tecnologia OSGi através do </text:span><text:span text:style-name="T9">framework</text:span><text:span text:style-name="T20"> Apache </text:span><text:span text:style-name="T9">Felix.</text:span><text:span text:style-name="T20"> O objetivo do software é apenas demonstrar o funcionamento da arquitetura assim como características da tecnologia OSGi.</text:span></text:p>
      <text:p text:style-name="P3"/>
      <text:list xml:id="list4488035457650912082" text:style-name="L1">
        <text:list-item>
          <text:p text:style-name="P15"><text:span text:style-name="T25">Módulo Usuário:</text:span> responsável por controlar os cadastros do usuário e autenticação dos <text:span text:style-name="T22">mesmos </text:span>no sistema;</text:p>
        </text:list-item>
        <text:list-item>
          <text:p text:style-name="P15"><text:span text:style-name="T25">Módulo Clientes:</text:span> responsável por controlar os cadastros de clientes, <text:span text:style-name="T23">com</text:span> integração ao módulo financeiro;</text:p>
        </text:list-item>
        <text:list-item>
          <text:p text:style-name="P15"><text:span text:style-name="T25">Módulo Financeiro:</text:span> responsável por controlar os lançamentos de contas a pagar e a receber, com integração ao módulo de clientes;</text:p>
        </text:list-item>
        <text:list-item>
          <text:p text:style-name="P15"><text:span text:style-name="T25">Módulo </text:span><text:span text:style-name="T11">Logs</text:span><text:span text:style-name="T25">:</text:span> responsável por registrar <text:span text:style-name="T5">logs</text:span> do sistema em arquivos, com integração entre todos os outros módulos.</text:p>
        </text:list-item>
        <text:list-item>
          <text:p text:style-name="P15"><text:span text:style-name="T25">Módulo </text:span><text:span text:style-name="T12">Data </text:span><text:span text:style-name="T13">S</text:span><text:span text:style-name="T12">ource</text:span><text:span text:style-name="T25">:</text:span> responsável por fornecer e controlar acesso ao banco de dados, <text:span text:style-name="T24">com </text:span>integração <text:span text:style-name="T24">entre </text:span>todos os outros módulos.</text:p>
        </text:list-item>
      </text:list>
      <text:p text:style-name="P4"/>
      <text:p text:style-name="P5"><text:tab/><text:span text:style-name="T21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10">browser.</text:span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21">→ </text:span><text:span text:style-name="T28">Modelagem da arquitetura dos módulos</text:span></text:p>
      <text:p text:style-name="P5"/>
      <text:p text:style-name="P5"/>
      <text:p text:style-name="P5"><text:span text:style-name="T30"><text:tab/></text:span><text:span text:style-name="T31">A</text:span><text:span text:style-name="T32"> arquitetura de um software é uma das principais partes no desenvolvimento d</text:span><text:span text:style-name="T39">e</text:span><text:span text:style-name="T32"> </text:span><text:span text:style-name="T39">uma aplicação</text:span><text:span text:style-name="T32">. Dessa maneira, criou-se uma arquitetura modular que fornece aos módulos flexibilidade para que possam ser desinstalados, parados e atualizados enquanto o restante do sistema está em funcionamento.</text:span></text:p>
      <text:p text:style-name="P16"><text:span text:style-name="T33"><text:tab/></text:span><text:span text:style-name="T34">Modelou-se uma arquitetura em que</text:span><text:span text:style-name="T35"> </text:span><text:span text:style-name="T34">os módulos </text:span><text:span text:style-name="T35">do sistema são formados por</text:span><text:span text:style-name="T34"> </text:span><text:span text:style-name="T35">outros módulos menores. Normalmente, cada módulo do software está formado por outros três módulos, são eles, m</text:span><text:span text:style-name="T36">ó</text:span><text:span text:style-name="T35">dulo de Visão, que é responsável por conter as telas de interação com o usuário, o módulo API, que contém </text:span><text:span text:style-name="T38">funcionalidades </text:span><text:span text:style-name="T42">e</text:span><text:span text:style-name="T35"> interfaces </text:span><text:span text:style-name="T38">e</text:span><text:span text:style-name="T35">, </text:span><text:span text:style-name="T38">que </text:span><text:span text:style-name="T40">são </text:span><text:span text:style-name="T38">compartilhad</text:span><text:span text:style-name="T40">a</text:span><text:span text:style-name="T38">s e </text:span><text:span text:style-name="T35">expost</text:span><text:span text:style-name="T41">a</text:span><text:span text:style-name="T35">s </text:span><text:span text:style-name="T38">como</text:span><text:span text:style-name="T35"> serviços, </text:span><text:span text:style-name="T42">respectivamente. E</text:span><text:span text:style-name="T35"> por fim o módulo Core, que contém a implementação </text:span><text:span text:style-name="T43">das interfaces do módulo API</text:span><text:span text:style-name="T35"> e </text:span><text:span text:style-name="T43">a</text:span><text:span text:style-name="T35"> lógica de negócio </text:span><text:span text:style-name="T43">da aplicação.</text:span></text:p>
      <text:p text:style-name="P6"><text:span text:style-name="T35"><text:tab/></text:span><text:span text:style-name="T37">Com os módulos</text:span><text:span text:style-name="T36"> dispostos dessa maneira, o único módulo que gera dependência para outros módulos é o módulo API, sendo assim o módulo de Visão e Core podem ser desinstalados, parados e atualizados sem comprometer o restante do software. </text:span><text:span text:style-name="T38">Define-se então, que o módulo API é a base principal para os módulos de Visão e Core, </text:span><text:span text:style-name="T46">d</text:span><text:span text:style-name="T45">esta maneira, o mesmo não</text:span><text:span text:style-name="T38"> deve ser desinstalado </text:span><text:span text:style-name="T46">do sistema.</text:span></text:p>
      <text:p text:style-name="P17"><text:tab/>Essa arquitetura pode ser entendida melhor de acordo com a figura xxx que demonstra a estrutura definida para os módulos.</text:p>
      <text:p text:style-name="P6"/>
      <text:p text:style-name="P8"><text:span text:style-name="T48">***Colocar uma figura da estrutura </text:span><text:span text:style-name="T49">padrão</text:span><text:span text:style-name="T48"> de um módulo***</text:span></text:p>
      <text:p text:style-name="P7"/>
      <text:p text:style-name="P10"><text:span text:style-name="T47"><text:tab/></text:span>Essa arquitetura dos módulos foi desenvolvida com base nos estudos, práticas pesquisadas, e <text:span text:style-name="T53">de acordo com</text:span> necessidade da aplicação. Porém isso pode mudar dependendo da aplicação que se deseja desenvolver.</text:p>
      <text:p text:style-name="P10"><text:tab/><text:span text:style-name="T51">A figura yyy demonstra como foi definida a arquitetura completa de todos os módulos que compõem o software desenvolvido.</text:span></text:p>
      <text:p text:style-name="P10"/>
      <text:p text:style-name="P10"/>
      <text:p text:style-name="P9"><text:span text:style-name="T48">***Colocar uma figura da </text:span><text:span text:style-name="T50">arquitetura de todos os módulos</text:span><text:span text:style-name="T48">***</text:span></text:p>
      <text:p text:style-name="P10"/>
      <text:p text:style-name="P10"><text:tab/><text:span text:style-name="T52">Através da modelagem dessa arquitetura, foi possível desenvolver um software em que os módulos não dependam diretamente da implementação de outros módulos. Isso se fez devido a criação de interfaces bem definidas que estão nos módulos APIs. Resultando em um software </text:span><text:soft-page-break/><text:span text:style-name="T52">desacoplado e também de alta coesão devido a cada módulo ter sua responsabilidade bem definida.</text:span></text:p>
      <text:p text:style-name="P10"/>
      <text:p text:style-name="P10"/>
      <text:p text:style-name="P10">→<text:span text:style-name="T54"> </text:span><text:span text:style-name="T29">Desenvolvimento</text:span></text:p>
      <text:p text:style-name="P10"><text:span text:style-name="T29"/></text:p>
      <text:p text:style-name="P10"/>
      <text:p text:style-name="P10"><text:tab/><text:span text:style-name="T55">O software desenvolvido está separado por duas partes que possuem responsabilidades específicas, o back-end e front-end. Os módulos foram divididos de forma que estas partes fiquem bem definidas. O back-end é composto pelos módulos que contém regras de negócio, recursos e serviços. Enquanto o front-end é responsável por realizar uma interface entre o sistema e o usuário consumindo as funcionalidades do back-end.</text:span></text:p>
      <text:p text:style-name="P10"/>
      <text:p text:style-name="P10"/>
      <text:p text:style-name="P10">→<text:span text:style-name="T56"> </text:span><text:span text:style-name="T58">Back-end</text:span></text:p>
      <text:p text:style-name="P10"/>
      <text:p text:style-name="P10"><text:tab/></text:p>
      <text:p text:style-name="P10"><text:span text:style-name="T57"><text:tab/>Basicamente cada módulo do sistema é composto por três módulos, o módulo de Visão, API e Core. No módulo de visão, estão os recursos RESTful e controle de fluxo, no módulo API estão definidos as interfaces que são expostas como serviços e funcionalidades, ambas estão disponíveis para qualquer outro módulo. E por fim, no módulo Core está a implementação das interfaces, assim como toda lógica de negócio e controle da aplicação. Todos esses fatores compõem a parte denominada back-end da aplicação.</text:span></text:p>
      <text:p text:style-name="P10"/>
      <text:p text:style-name="P10"/>
      <text:p text:style-name="P10">→<text:span text:style-name="T60"> </text:span><text:span text:style-name="T59">Front-end</text:span></text:p>
      <text:p text:style-name="P10"><text:tab/></text:p>
      <text:p text:style-name="P10"/>
      <text:p text:style-name="P10"><text:tab/><text:span text:style-name="T60">O front-end da aplicação é composto pelas telas que realizam a interface entre o sistema e o usuário. As mesmas foram desenvolvidas utilizando as tecnologias HTML, CSS e JavaScript. Essa parte do sistema está disposta nos módulos de Visão que são projetos do tipo Web </text:span><text:span text:style-name="T17">Application.</text:span></text:p>
      <text:p text:style-name="P14"><text:span text:style-name="T21">R</text:span>ascunhos:</text:p>
      <text:p text:style-name="P12"/>
      <text:p text:style-name="P13">Dessa maneira, foi criado um servidor através do serviço de hospedagem em nuvem, acompanhado da criação de um domínio para a implantação do software. O software também pode ser implantado em um servidor local com as mesmas funciona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8-22T19:58:00.627385718</meta:creation-date>
    <meta:generator>LibreOffice/4.3.3.2$Linux_X86_64 LibreOffice_project/430m0$Build-2</meta:generator>
    <dc:date>2015-08-24T22:20:10.579243334</dc:date>
    <dc:creator>Felipe Prado</dc:creator>
    <meta:editing-duration>PT8H34M13S</meta:editing-duration>
    <meta:editing-cycles>126</meta:editing-cycles>
    <meta:document-statistic meta:table-count="0" meta:image-count="0" meta:object-count="0" meta:page-count="5" meta:paragraph-count="38" meta:word-count="1115" meta:character-count="7446" meta:non-whitespace-character-count="6350"/>
  </office:meta>
</office:document-meta>
</file>